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JetBrainsMono NF ExtraBold" svg:font-family="'JetBrainsMono NF ExtraBold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333333" draw:stroke-linejoin="round" draw:fill-color="#fc7800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svg:stroke-color="#333333" draw:stroke-linejoin="round" draw:fill-color="#fc7800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333333" draw:stroke-linejoin="round" draw:fill-color="#dddddd" draw:textarea-horizontal-align="justify" draw:textarea-vertical-align="middle" draw:auto-grow-height="false" fo:min-height="0.35cm" fo:min-width="2.8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333333" draw:stroke-linejoin="round" draw:fill-color="#27a565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333333" draw:stroke-linejoin="round" draw:fill-color="#27a565" draw:textarea-horizontal-align="justify" draw:textarea-vertical-align="middle" draw:auto-grow-height="false" fo:min-height="0.35cm" fo:min-width="3.1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color="#111111" loext:opacity="100%" style:font-name="JetBrainsMono NF ExtraBold" fo:font-size="14pt" style:font-size-asian="14pt" style:font-size-complex="14pt"/>
    </style:style>
    <style:style style:name="P2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14pt" style:font-size-asian="14pt" style:font-size-complex="14pt"/>
    </style:style>
    <style:style style:name="P3" style:family="paragraph">
      <style:paragraph-properties fo:text-align="center"/>
      <style:text-properties fo:color="#111111" loext:opacity="100%" style:font-name="JetBrainsMono NF ExtraBold"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style:font-name="JetBrainsMono NF ExtraBold" fo:font-size="14pt" style:font-size-asian="14pt" style:font-size-complex="14pt"/>
    </style:style>
    <style:style style:name="P6" style:family="paragraph">
      <loext:graphic-properties draw:fill-color="#fc7800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style:font-name="JetBrainsMono NF ExtraBold" fo:font-size="14pt" style:font-size-asian="14pt" style:font-size-complex="14pt"/>
    </style:style>
    <style:style style:name="P7" style:family="paragraph">
      <style:paragraph-properties fo:text-align="center"/>
      <style:text-properties fo:color="#ffffff" loext:opacity="100%" style:font-name="JetBrainsMono NF ExtraBold" fo:font-size="14pt" style:font-size-asian="14pt" style:font-size-complex="14pt"/>
    </style:style>
    <style:style style:name="P8" style:family="paragraph">
      <loext:graphic-properties draw:fill-color="#fc7800"/>
      <style:paragraph-properties fo:text-align="center" style:writing-mode="lr-tb"/>
      <style:text-properties fo:color="#ffffff" loext:opacity="100%" style:font-name="JetBrainsMono NF ExtraBold" fo:font-size="14pt" style:font-size-asian="14pt" style:font-size-complex="14pt"/>
    </style:style>
    <style:style style:name="P9" style:family="paragraph">
      <style:paragraph-properties fo:text-align="center"/>
      <style:text-properties fo:color="#111111" loext:opacity="100%" style:font-name="JetBrainsMono NF ExtraBold" fo:font-size="9pt" style:font-size-asian="9pt" style:font-size-complex="9pt"/>
    </style:style>
    <style:style style:name="P10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9pt" style:font-size-asian="9pt" style:font-size-complex="9pt"/>
    </style:style>
    <style:style style:name="P11" style:family="paragraph">
      <style:paragraph-properties fo:text-align="center"/>
      <style:text-properties fo:color="#111111" loext:opacity="100%" style:font-name="JetBrainsMono NF ExtraBold" fo:font-size="14pt" style:font-size-asian="9pt" style:font-size-complex="9pt"/>
    </style:style>
    <style:style style:name="P12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14pt" style:font-size-asian="9pt" style:font-size-complex="9pt"/>
    </style:style>
    <style:style style:name="P13" style:family="paragraph">
      <style:paragraph-properties fo:text-align="center"/>
      <style:text-properties fo:color="#111111" loext:opacity="100%" style:font-name="JetBrainsMono NF ExtraBold" fo:font-size="7pt" style:font-size-asian="14pt" style:font-size-complex="14pt"/>
    </style:style>
    <style:style style:name="P14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7pt" style:font-size-asian="14pt" style:font-size-complex="14pt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fo:color="#111111" loext:opacity="100%" style:font-name="JetBrainsMono NF ExtraBold" fo:font-size="7pt" style:font-size-asian="7pt" style:font-size-complex="7pt"/>
    </style:style>
    <style:style style:name="P16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JetBrainsMono NF ExtraBold" fo:font-size="7pt" style:font-size-asian="7pt" style:font-size-complex="7pt"/>
    </style:style>
    <style:style style:name="P17" style:family="paragraph">
      <style:paragraph-properties fo:text-align="center"/>
      <style:text-properties fo:color="#111111" loext:opacity="100%" style:font-name="JetBrainsMono NF ExtraBold" fo:font-size="8pt" style:font-size-asian="8pt" style:font-size-complex="8pt"/>
    </style:style>
    <style:style style:name="P18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8pt" style:font-size-asian="8pt" style:font-size-complex="8pt"/>
    </style:style>
    <style:style style:name="P19" style:family="paragraph">
      <style:paragraph-properties fo:text-align="center"/>
      <style:text-properties fo:color="#111111" loext:opacity="100%" style:font-name="JetBrainsMono NF ExtraBold" fo:font-size="10pt" style:font-size-asian="12pt" style:font-size-complex="12pt"/>
    </style:style>
    <style:style style:name="P20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10pt" style:font-size-asian="12pt" style:font-size-complex="12pt"/>
    </style:style>
    <style:style style:name="P21" style:family="paragraph">
      <style:paragraph-properties fo:margin-left="0cm" fo:margin-right="0cm" fo:margin-top="0cm" fo:margin-bottom="0cm" fo:line-height="100%" fo:text-align="center" fo:text-indent="0cm"/>
      <style:text-properties fo:color="#111111" loext:opacity="100%" style:font-name="JetBrainsMono NF ExtraBold" fo:font-size="14pt" style:font-size-asian="14pt" style:font-size-complex="14pt"/>
    </style:style>
    <style:style style:name="P22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JetBrainsMono NF ExtraBold" fo:font-size="14pt" style:font-size-asian="14pt" style:font-size-complex="14pt"/>
    </style:style>
    <style:style style:name="P23" style:family="paragraph">
      <loext:graphic-properties draw:fill-color="#27a565"/>
      <style:paragraph-properties fo:text-align="center" style:writing-mode="lr-tb"/>
      <style:text-properties fo:color="#111111" loext:opacity="100%" style:font-name="JetBrainsMono NF ExtraBold" fo:font-size="14pt" style:font-size-asian="14pt" style:font-size-complex="14pt"/>
    </style:style>
    <style:style style:name="P24" style:family="paragraph">
      <style:paragraph-properties fo:text-align="center"/>
      <style:text-properties fo:color="#ffffff" loext:opacity="100%" style:font-name="JetBrainsMono NF ExtraBold" fo:font-size="10pt" style:font-size-asian="14pt" style:font-size-complex="14pt"/>
    </style:style>
    <style:style style:name="P25" style:family="paragraph">
      <loext:graphic-properties draw:fill-color="#27a565"/>
      <style:paragraph-properties fo:text-align="center" style:writing-mode="lr-tb"/>
      <style:text-properties fo:color="#ffffff" loext:opacity="100%" style:font-name="JetBrainsMono NF ExtraBold" fo:font-size="10pt" style:font-size-asian="14pt" style:font-size-complex="14pt"/>
    </style:style>
    <style:style style:name="P2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JetBrainsMono NF ExtraBold" fo:font-size="14pt" style:font-size-asian="14pt" style:font-size-complex="14pt"/>
    </style:style>
    <style:style style:name="P27" style:family="paragraph">
      <style:paragraph-properties fo:margin-left="0cm" fo:margin-right="0cm" fo:margin-top="0cm" fo:margin-bottom="0cm" fo:line-height="100%" fo:text-align="center" fo:text-indent="0cm"/>
      <style:text-properties fo:color="#111111" loext:opacity="100%" style:font-name="JetBrainsMono NF ExtraBold" fo:font-size="8pt" style:font-size-asian="8pt" style:font-size-complex="8pt"/>
    </style:style>
    <style:style style:name="P28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JetBrainsMono NF ExtraBold" fo:font-size="8pt" style:font-size-asian="8pt" style:font-size-complex="8pt"/>
    </style:style>
    <style:style style:name="P29" style:family="paragraph">
      <style:paragraph-properties fo:text-align="center"/>
      <style:text-properties fo:color="#111111" loext:opacity="100%" style:font-name="JetBrainsMono NF ExtraBold" fo:font-size="8pt" style:font-size-asian="14pt" style:font-size-complex="14pt"/>
    </style:style>
    <style:style style:name="P30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8pt" style:font-size-asian="14pt" style:font-size-complex="14pt"/>
    </style:style>
    <style:style style:name="P31" style:family="paragraph">
      <style:paragraph-properties fo:text-align="center"/>
      <style:text-properties fo:color="#ffffff" loext:opacity="100%" style:font-name="JetBrainsMono NF ExtraBold" fo:font-size="8pt" style:font-size-asian="8pt" style:font-size-complex="8pt"/>
    </style:style>
    <style:style style:name="P32" style:family="paragraph">
      <loext:graphic-properties draw:fill-color="#fc7800"/>
      <style:paragraph-properties fo:text-align="center" style:writing-mode="lr-tb"/>
      <style:text-properties fo:color="#ffffff" loext:opacity="100%" style:font-name="JetBrainsMono NF ExtraBold" fo:font-size="8pt" style:font-size-asian="8pt" style:font-size-complex="8pt"/>
    </style:style>
    <style:style style:name="P33" style:family="paragraph">
      <style:paragraph-properties fo:text-align="center"/>
      <style:text-properties fo:color="#ffffff" loext:opacity="100%" style:font-name="JetBrainsMono NF ExtraBold" fo:font-size="6pt" style:font-size-asian="6pt" style:font-size-complex="6pt"/>
    </style:style>
    <style:style style:name="P34" style:family="paragraph">
      <loext:graphic-properties draw:fill-color="#fc7800"/>
      <style:paragraph-properties fo:text-align="center" style:writing-mode="lr-tb"/>
      <style:text-properties fo:color="#ffffff" loext:opacity="100%" style:font-name="JetBrainsMono NF ExtraBold" fo:font-size="6pt" style:font-size-asian="6pt" style:font-size-complex="6pt"/>
    </style:style>
    <style:style style:name="P35" style:family="paragraph">
      <style:paragraph-properties fo:text-align="center"/>
      <style:text-properties fo:color="#ffffff" loext:opacity="100%" style:font-name="JetBrainsMono NF ExtraBold" fo:font-size="7pt" style:font-size-asian="7pt" style:font-size-complex="7pt"/>
    </style:style>
    <style:style style:name="P36" style:family="paragraph">
      <loext:graphic-properties draw:fill-color="#fc7800"/>
      <style:paragraph-properties fo:text-align="center" style:writing-mode="lr-tb"/>
      <style:text-properties fo:color="#ffffff" loext:opacity="100%" style:font-name="JetBrainsMono NF ExtraBold" fo:font-size="7pt" style:font-size-asian="7pt" style:font-size-complex="7pt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JetBrainsMono NF ExtraBold" fo:font-size="10pt" style:font-size-asian="14pt" style:font-size-complex="14pt"/>
    </style:style>
    <style:style style:name="P38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JetBrainsMono NF ExtraBold" fo:font-size="10pt" style:font-size-asian="14pt" style:font-size-complex="14pt"/>
    </style:style>
    <style:style style:name="P39" style:family="paragraph">
      <style:paragraph-properties fo:text-align="center"/>
      <style:text-properties fo:color="#111111" loext:opacity="100%" style:font-name="JetBrainsMono NF ExtraBold" fo:font-size="10pt" style:font-size-asian="14pt" style:font-size-complex="14pt"/>
    </style:style>
    <style:style style:name="P40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10pt" style:font-size-asian="14pt" style:font-size-complex="14pt"/>
    </style:style>
    <style:style style:name="P41" style:family="paragraph">
      <loext:graphic-properties draw:fill-color="#27a565"/>
      <style:paragraph-properties fo:text-align="center" style:writing-mode="lr-tb"/>
      <style:text-properties fo:color="#ffffff" loext:opacity="100%" style:font-name="JetBrainsMono NF ExtraBold" fo:font-size="14pt" style:font-size-asian="14pt" style:font-size-complex="14pt"/>
    </style:style>
    <style:style style:name="T1" style:family="text">
      <style:text-properties fo:color="#111111" loext:opacity="100%" style:font-name="JetBrainsMono NF ExtraBold" fo:font-size="14pt" style:font-size-asian="14pt" style:font-size-complex="14pt"/>
    </style:style>
    <style:style style:name="T2" style:family="text">
      <style:text-properties fo:color="#111111" loext:opacity="100%" style:font-name="JetBrainsMono NF ExtraBold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ffffff" loext:opacity="100%" style:font-name="JetBrainsMono NF ExtraBold" fo:font-size="14pt" style:font-size-asian="14pt" style:font-size-complex="14pt"/>
    </style:style>
    <style:style style:name="T4" style:family="text">
      <style:text-properties fo:color="#ffffff" loext:opacity="100%" style:font-name="JetBrainsMono NF ExtraBold" fo:font-size="6pt" style:font-size-asian="6pt" style:font-size-complex="6pt"/>
    </style:style>
    <style:style style:name="T5" style:family="text">
      <style:text-properties fo:color="#111111" loext:opacity="100%" style:font-name="JetBrainsMono NF ExtraBold" fo:font-size="9pt" style:font-size-asian="9pt" style:font-size-complex="9pt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JetBrainsMono NF ExtraBold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JetBrainsMono NF ExtraBold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111111" loext:opacity="100%" style:font-name="JetBrainsMono NF ExtraBold" fo:font-size="14pt" style:font-size-asian="9pt" style:font-size-complex="9pt"/>
    </style:style>
    <style:style style:name="T9" style:family="text">
      <style:text-properties fo:color="#111111" loext:opacity="100%" style:font-name="JetBrainsMono NF ExtraBold" fo:font-size="7pt" style:font-size-asian="14pt" style:font-size-complex="14pt"/>
    </style:style>
    <style:style style:name="T10" style:family="text">
      <style:text-properties fo:color="#111111" loext:opacity="100%" style:font-name="JetBrainsMono NF ExtraBold" fo:font-size="7pt" style:font-size-asian="7pt" style:font-size-complex="7pt"/>
    </style:style>
    <style:style style:name="T11" style:family="text">
      <style:text-properties fo:color="#111111" loext:opacity="100%" style:font-name="JetBrainsMono NF ExtraBold" fo:font-size="10pt" style:font-size-asian="12pt" style:font-size-complex="12pt"/>
    </style:style>
    <style:style style:name="T12" style:family="text">
      <style:text-properties fo:color="#ffffff" loext:opacity="100%" style:font-name="JetBrainsMono NF ExtraBold" fo:font-size="10pt" style:font-size-asian="14pt" style:font-size-complex="14pt"/>
    </style:style>
    <style:style style:name="T13" style:family="text">
      <style:text-properties fo:color="#111111" loext:opacity="100%" style:font-name="JetBrainsMono NF ExtraBold" fo:font-size="8pt" style:font-size-asian="8pt" style:font-size-complex="8pt"/>
    </style:style>
    <style:style style:name="T14" style:family="text">
      <style:text-properties fo:color="#111111" loext:opacity="100%" style:font-name="JetBrainsMono NF ExtraBold" fo:font-size="8pt" style:font-size-asian="14pt" style:font-size-complex="14pt"/>
    </style:style>
    <style:style style:name="T15" style:family="text">
      <style:text-properties fo:color="#111111" loext:opacity="100%" style:font-name="JetBrainsMono NF ExtraBold" fo:font-size="14pt" fo:letter-spacing="-0.03cm" style:font-size-asian="6pt" style:font-size-complex="6pt"/>
    </style:style>
    <style:style style:name="T16" style:family="text">
      <style:text-properties style:font-name="JetBrainsMono NF ExtraBold" fo:font-size="8pt" style:font-size-asian="8pt" style:font-size-complex="8pt"/>
    </style:style>
    <style:style style:name="T17" style:family="text">
      <style:text-properties style:font-name="JetBrainsMono NF ExtraBold" fo:font-size="6pt" style:font-size-asian="6pt" style:font-size-complex="6pt"/>
    </style:style>
    <style:style style:name="T18" style:family="text">
      <style:text-properties fo:color="#ffffff" loext:opacity="100%" style:font-name="JetBrainsMono NF ExtraBold" fo:font-size="8pt" style:font-size-asian="8pt" style:font-size-complex="8pt"/>
    </style:style>
    <style:style style:name="T19" style:family="text">
      <style:text-properties fo:color="#ffffff" loext:opacity="100%" style:font-name="JetBrainsMono NF ExtraBold" fo:font-size="7pt" style:font-size-asian="7pt" style:font-size-complex="7pt"/>
    </style:style>
    <style:style style:name="T20" style:family="text">
      <style:text-properties fo:color="#111111" loext:opacity="100%" style:font-name="JetBrainsMono NF ExtraBold" fo:font-size="10pt" style:font-size-asian="14pt" style:font-size-complex="14pt"/>
    </style:style>
    <style:style style:name="T21" style:family="text">
      <style:text-properties fo:font-variant="normal" fo:text-transform="none" fo:color="#111111" loext:opacity="100%" style:text-outline="false" style:text-line-through-style="none" style:text-line-through-type="none" style:font-name="JetBrainsMono NF ExtraBold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111111" loext:opacity="100%" style:font-name="JetBrainsMono NF ExtraBold" fo:font-size="10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cm" svg:height="1.2cm" svg:x="6.3cm" svg:y="1.95cm">
          <text:p text:style-name="P1"><text:span text:style-name="T1">V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draw:layer="layout" svg:width="1.2cm" svg:height="1.2cm" svg:x="6.3cm" svg:y="3.225cm">
          <text:p text:style-name="P1"><text:span text:style-name="T1">F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4" draw:layer="layout" svg:width="1.2cm" svg:height="1.2cm" svg:x="5.025cm" svg:y="1.5cm">
          <text:p text:style-name="P3"><text:span text:style-name="T2">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6" draw:layer="layout" svg:width="1.2cm" svg:height="1.2cm" svg:x="5.025cm" svg:y="2.775cm">
          <text:p text:style-name="P5"><text:span text:style-name="T3">N</text:span></text:p>
          <text:p text:style-name="P5"><text:span text:style-name="T4">shif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4.05cm">
          <text:p text:style-name="P1"><text:span text:style-name="T1">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1.125cm">
          <text:p text:style-name="P1"><text:span text:style-name="T1">O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6" draw:layer="layout" svg:width="1.2cm" svg:height="1.2cm" svg:x="3.75cm" svg:y="2.4cm">
          <text:p text:style-name="P5"><text:span text:style-name="T3">E</text:span></text:p>
          <text:p text:style-name="P5"><text:span text:style-name="T4">ctr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3.675cm">
          <text:p text:style-name="P1"><text:span text:style-name="T1">É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1.425cm">
          <text:p text:style-name="P1"><text:span text:style-name="T1">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8" draw:layer="layout" svg:width="1.2cm" svg:height="1.2cm" svg:x="2.475cm" svg:y="2.7cm">
          <text:p text:style-name="P7"><text:span text:style-name="T3">S</text:span></text:p>
          <text:p text:style-name="P7"><text:span text:style-name="T4">gui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3.975cm">
          <text:p text:style-name="P1"><text:span text:style-name="T1">X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2.25cm">
          <text:p text:style-name="P1"><text:span text:style-name="T1">Q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6" draw:layer="layout" svg:width="1.2cm" svg:height="1.2cm" svg:x="1.2cm" svg:y="3.525cm">
          <text:p text:style-name="P5"><text:span text:style-name="T3">A</text:span></text:p>
          <text:p text:style-name="P5"><text:span text:style-name="T4">al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4.8cm">
          <text:p text:style-name="P1"><text:span text:style-name="T1">Z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2.25cm">
          <text:p text:style-name="P1"><text:span text:style-name="T1">W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6" draw:layer="layout" svg:width="1.2cm" svg:height="1.2cm" svg:x="16.8cm" svg:y="3.525cm">
          <text:p text:style-name="P5"><text:span text:style-name="T3">U</text:span></text:p>
          <text:p text:style-name="P5"><text:span text:style-name="T4">al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1.425cm">
          <text:p text:style-name="P1"><text:span text:style-name="T1">Y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6" draw:layer="layout" svg:width="1.2cm" svg:height="1.2cm" svg:x="15.525cm" svg:y="2.7cm">
          <text:p text:style-name="P5"><text:span text:style-name="T3">I</text:span></text:p>
          <text:p text:style-name="P5"><text:span text:style-name="T4">gui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0" draw:layer="layout" svg:width="1.2cm" svg:height="1.2cm" svg:x="15.525cm" svg:y="3.975cm">
          <text:p text:style-name="P9"><text:span text:style-name="T5">F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1.125cm">
          <text:p text:style-name="P1"><text:span text:style-name="T1">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6" draw:layer="layout" svg:width="1.2cm" svg:height="1.2cm" svg:x="14.25cm" svg:y="2.4cm">
          <text:p text:style-name="P5"><text:span text:style-name="T3">T</text:span></text:p>
          <text:p text:style-name="P5"><text:span text:style-name="T4">ctr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3.675cm">
          <text:p text:style-name="P1"><text:span text:style-name="T1">G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1.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6" draw:layer="layout" svg:width="1.2cm" svg:height="1.2cm" svg:x="12.975cm" svg:y="2.775cm">
          <text:p text:style-name="P5"><text:span text:style-name="T6">R</text:span></text:p>
          <text:p text:style-name="P5"><text:span text:style-name="T7">shif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4.05cm">
          <text:p text:style-name="P1"><text:span text:style-name="T1">H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1.95cm">
          <text:p text:style-name="P1"><text:span text:style-name="T1">J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2" draw:layer="layout" svg:width="1.2cm" svg:height="1.2cm" svg:x="11.7cm" svg:y="3.225cm">
          <text:p text:style-name="P11"><text:span text:style-name="T8">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4.8cm">
          <text:p text:style-name="P1"><text:span text:style-name="T1">K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5.325cm" svg:y="5.625cm">
          <text:p text:style-name="P13"><text:span text:style-name="T9">Mou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6.6cm" svg:y="5.55cm">
          <text:p text:style-name="P13"><text:span text:style-name="T9">Spac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6" draw:layer="layout" svg:width="1.2cm" svg:height="1.2cm" svg:x="7.875cm" svg:y="5.475cm">
          <text:p text:style-name="P15"><text:span text:style-name="T10">Es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0.125cm" svg:y="5.475cm">
          <text:p text:style-name="P13"><text:span text:style-name="T9">Ente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1.4cm" svg:y="5.55cm">
          <text:p text:style-name="P13"><text:span text:style-name="T9">Nu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12.675cm" svg:y="5.625cm">
          <text:p text:style-name="P17"><text:span text:style-name="T9">Arro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20" draw:layer="layout" svg:width="3.3cm" svg:height="0.6cm" svg:x="0.6cm" svg:y="0cm">
          <text:p text:style-name="P19"><text:span text:style-name="T11">Ba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16.95cm">
          <text:p text:style-name="P1"><text:span text:style-name="T1">!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18.225cm">
          <text:p text:style-name="P1"><text:span text:style-name="T1">?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16.5cm">
          <text:p text:style-name="P1"><text:span text:style-name="T1">&gt;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17.775cm">
          <text:p text:style-name="P1"><text:span text:style-name="T1">/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5.025cm" svg:y="19.05cm">
          <text:p text:style-name="P21"><text:span text:style-name="T1">$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16.125cm">
          <text:p text:style-name="P1"><text:span text:style-name="T1">=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17.4cm">
          <text:p text:style-name="P1"><text:span text:style-name="T1">*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3.75cm" svg:y="18.675cm">
          <text:p text:style-name="P21"><text:span text:style-name="T1">%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16.425cm">
          <text:p text:style-name="P1"><text:span text:style-name="T1">&lt;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17.7cm">
          <text:p text:style-name="P1"><text:span text:style-name="T1">+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2.475cm" svg:y="18.975cm">
          <text:p text:style-name="P21"><text:span text:style-name="T1">^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17.25cm">
          <text:p text:style-name="P1"><text:span text:style-name="T1">~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18.525cm">
          <text:p text:style-name="P1"><text:span text:style-name="T1">\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19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17.25cm">
          <text:p text:style-name="P1"><text:span text:style-name="T1">#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18.525cm">
          <text:p text:style-name="P1"><text:span text:style-name="T1">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16.425cm">
          <text:p text:style-name="P1"><text:span text:style-name="T1">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17.7cm">
          <text:p text:style-name="P1"><text:span text:style-name="T1">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18.975cm">
          <text:p text:style-name="P1"><text:span text:style-name="T1">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16.125cm">
          <text:p text:style-name="P1"><text:span text:style-name="T1">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17.4cm">
          <text:p text:style-name="P1"><text:span text:style-name="T1">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18.675cm">
          <text:p text:style-name="P1"><text:span text:style-name="T1">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16.5cm">
          <text:p text:style-name="P1"><text:span text:style-name="T1">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17.775cm">
          <text:p text:style-name="P1"><text:span text:style-name="T1">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19.05cm">
          <text:p text:style-name="P1"><text:span text:style-name="T1">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16.95cm">
          <text:p text:style-name="P1"><text:span text:style-name="T1">£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18.225cm">
          <text:p text:style-name="P1"><text:span text:style-name="T1">€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19.8cm">
          <text:p text:style-name="P1"><text:span text:style-name="T1">°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325cm" svg:y="20.625cm">
          <text:p text:style-name="P1"><text:span text:style-name="T1">-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20.55cm">
          <text:p text:style-name="P1"><text:span text:style-name="T1">.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875cm" svg:y="20.475cm">
          <text:p text:style-name="P1"><text:span text:style-name="T1">,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125cm" svg:y="20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3" draw:layer="layout" svg:width="1.2cm" svg:height="1.2cm" svg:x="11.4cm" svg:y="20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675cm" svg:y="20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25" draw:layer="layout" svg:width="3.3cm" svg:height="0.6cm" svg:x="0.6cm" svg:y="15cm">
          <text:p text:style-name="P24"><text:span text:style-name="T12">Nume</text:span><text:span text:style-name="T12">ric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draw:layer="layout" svg:width="1.2cm" svg:height="1.2cm" svg:x="6.3cm" svg:y="9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10.725cm">
          <text:p text:style-name="P1"><text:span text:style-name="T1">`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9cm">
          <text:p text:style-name="P1"><text:span text:style-name="T1">]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5.025cm" svg:y="10.275cm">
          <text:p text:style-name="P21"><text:span text:style-name="T1">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11.55cm">
          <text:p text:style-name="P1"><text:span text:style-name="T1">}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8.625cm">
          <text:p text:style-name="P1"><text:span text:style-name="T1">&amp;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9.9cm">
          <text:p text:style-name="P1"><text:span text:style-name="T1">‘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11.175cm">
          <text:p text:style-name="P1"><text:span text:style-name="T1">|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2.475cm" svg:y="8.925cm">
          <text:p text:style-name="P21"><text:span text:style-name="T1">[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10.2cm">
          <text:p text:style-name="P1"><text:span text:style-name="T1">(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11.475cm">
          <text:p text:style-name="P1"><text:span text:style-name="T1">{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9.75cm">
          <text:p text:style-name="P1"><text:span text:style-name="T1">@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11.025cm">
          <text:p text:style-name="P1"><text:span text:style-name="T1">“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12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16.8cm" svg:y="9.75cm">
          <text:p text:style-name="P17"><text:span text:style-name="T13">En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2" draw:layer="layout" svg:width="1.2cm" svg:height="1.2cm" svg:x="16.8cm" svg:y="11.025cm">
          <text:p text:style-name="P26"><text:span text:style-name="T1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2" draw:layer="layout" svg:width="1.2cm" svg:height="1.2cm" svg:x="15.525cm" svg:y="8.925cm">
          <text:p text:style-name="P26"><text:span text:style-name="T14">Pg 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2" draw:layer="layout" svg:width="1.2cm" svg:height="1.2cm" svg:x="15.525cm" svg:y="10.2cm">
          <text:p text:style-name="P26"><text:span text:style-name="T1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28" draw:layer="layout" svg:width="1.2cm" svg:height="1.2cm" svg:x="15.525cm" svg:y="11.475cm">
          <text:p text:style-name="P27"><text:span text:style-name="T13">S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22" draw:layer="layout" svg:width="1.2cm" svg:height="1.2cm" svg:x="14.25cm" svg:y="8.625cm">
          <text:p text:style-name="P26"><text:span text:style-name="T14">Pg 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22" draw:layer="layout" svg:width="1.2cm" svg:height="1.2cm" svg:x="14.25cm" svg:y="9.9cm">
          <text:p text:style-name="P26"><text:span text:style-name="T1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22" draw:layer="layout" svg:width="1.2cm" svg:height="1.2cm" svg:x="14.25cm" svg:y="11.175cm">
          <text:p text:style-name="P26"><text:span text:style-name="T14">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12.975cm" svg:y="9cm">
          <text:p text:style-name="P17"><text:span text:style-name="T13">Hom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2" draw:layer="layout" svg:width="1.2cm" svg:height="1.2cm" svg:x="12.975cm" svg:y="10.275cm">
          <text:p text:style-name="P26"><text:span text:style-name="T15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12.975cm" svg:y="11.55cm">
          <text:p text:style-name="P29"><text:span text:style-name="T14">Bs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32" draw:layer="layout" svg:width="1.2cm" svg:height="1.2cm" svg:x="11.7cm" svg:y="9.45cm">
          <text:p text:style-name="P31"><text:span text:style-name="T16">Lea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34" draw:layer="layout" svg:width="1.2cm" svg:height="1.2cm" svg:x="11.7cm" svg:y="10.725cm">
          <text:p text:style-name="P33"><text:span text:style-name="T17">Caplock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16.8cm" svg:y="12.3cm">
          <text:p text:style-name="P29"><text:span text:style-name="T14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325cm" svg:y="13.125cm">
          <text:p text:style-name="P1"><text:span text:style-name="T1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13.05cm">
          <text:p text:style-name="P1"><text:span text:style-name="T1">: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875cm" svg:y="12.975cm">
          <text:p text:style-name="P1"><text:span text:style-name="T1">;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125cm" svg:y="12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4cm" svg:y="13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3" draw:layer="layout" svg:width="1.2cm" svg:height="1.2cm" svg:x="12.675cm" svg:y="13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25" draw:layer="layout" svg:width="3.3cm" svg:height="0.6cm" svg:x="0.6cm" svg:y="7.5cm">
          <text:p text:style-name="P24"><text:span text:style-name="T12">Arro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36" draw:layer="layout" svg:width="1.2cm" svg:height="1.2cm" svg:x="6.3cm" svg:y="31.95cm">
          <text:p text:style-name="P35"><text:span text:style-name="T18">Macro</text:span></text:p>
          <text:p text:style-name="P35"><text:span text:style-name="T19">Recor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32" draw:layer="layout" svg:width="1.2cm" svg:height="1.2cm" svg:x="6.3cm" svg:y="33.225cm">
          <text:p text:style-name="P31"><text:span text:style-name="T18">Macro</text:span></text:p>
          <text:p text:style-name="P31"><text:span text:style-name="T18">Go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5" draw:text-style-name="P38" draw:layer="layout" svg:width="1.2cm" svg:height="1.2cm" svg:x="5.025cm" svg:y="31.5cm">
          <text:p text:style-name="P37"><text:span text:style-name="T20">Wh</text:span></text:p>
          <text:p text:style-name="P37"><text:span text:style-name="T20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22" draw:layer="layout" svg:width="1.2cm" svg:height="1.2cm" svg:x="5.025cm" svg:y="32.775cm">
          <text:p text:style-name="P26"><text:span text:style-name="T1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5.025cm" svg:y="34.05cm">
          <text:p text:style-name="P29"><text:span text:style-name="T14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38" draw:layer="layout" svg:width="1.2cm" svg:height="1.2cm" svg:x="3.75cm" svg:y="31.125cm">
          <text:p text:style-name="P37"><text:span text:style-name="T20">Wh</text:span></text:p>
          <text:p text:style-name="P37"><text:span text:style-name="T20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22" draw:layer="layout" svg:width="1.2cm" svg:height="1.2cm" svg:x="3.75cm" svg:y="32.4cm">
          <text:p text:style-name="P26"><text:span text:style-name="T1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3.75cm" svg:y="33.675cm">
          <text:p text:style-name="P29"><text:span text:style-name="T14">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22" draw:layer="layout" svg:width="1.2cm" svg:height="1.2cm" svg:x="2.475cm" svg:y="31.425cm">
          <text:p text:style-name="P26"><text:span text:style-name="T21">Wh</text:span></text:p>
          <text:p text:style-name="P26"><text:span text:style-name="T20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22" draw:layer="layout" svg:width="1.2cm" svg:height="1.2cm" svg:x="2.475cm" svg:y="32.7cm">
          <text:p text:style-name="P26"><text:span text:style-name="T1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2.475cm" svg:y="33.975cm">
          <text:p text:style-name="P29"><text:span text:style-name="T14">S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22" draw:layer="layout" svg:width="1.2cm" svg:height="1.2cm" svg:x="1.2cm" svg:y="32.25cm">
          <text:p text:style-name="P26"><text:span text:style-name="T22">Wh</text:span></text:p>
          <text:p text:style-name="P26"><text:span text:style-name="T22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22" draw:layer="layout" svg:width="1.2cm" svg:height="1.2cm" svg:x="1.2cm" svg:y="33.525cm">
          <text:p text:style-name="P26"><text:span text:style-name="T15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1.2cm" svg:y="34.8cm">
          <text:p text:style-name="P29"><text:span text:style-name="T14">Bs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32.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16.8cm" svg:y="33.525cm">
          <text:p text:style-name="P17"><text:span text:style-name="T13">Speed 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31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15.525cm" svg:y="32.7cm">
          <text:p text:style-name="P29"><text:span text:style-name="T14">Speed 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33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31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14.25cm" svg:y="32.4cm">
          <text:p text:style-name="P29"><text:span text:style-name="T14">Speed 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33.6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31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12.975cm" svg:y="32.775cm">
          <text:p text:style-name="P29"><text:span text:style-name="T14">Speed 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34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31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33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34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3" draw:layer="layout" svg:width="1.2cm" svg:height="1.2cm" svg:x="5.325cm" svg:y="35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35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875cm" svg:y="35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10.125cm" svg:y="35.475cm">
          <text:p text:style-name="P17"><text:span text:style-name="T13">Btn 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11.4cm" svg:y="35.55cm">
          <text:p text:style-name="P17"><text:span text:style-name="T13">Btn 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12.675cm" svg:y="35.625cm">
          <text:p text:style-name="P17"><text:span text:style-name="T13">Btn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25" draw:layer="layout" svg:width="3.3cm" svg:height="0.6cm" svg:x="0.6cm" svg:y="30cm">
          <text:p text:style-name="P24"><text:span text:style-name="T12">Mou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24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25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5.025cm" svg:y="24cm">
          <text:p text:style-name="P21"><text:span text:style-name="T14">FN1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5.025cm" svg:y="25.275cm">
          <text:p text:style-name="P21"><text:span text:style-name="T14">FN1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5.025cm" svg:y="26.55cm">
          <text:p text:style-name="P21"><text:span text:style-name="T14">FN1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3.75cm" svg:y="23.625cm">
          <text:p text:style-name="P21"><text:span text:style-name="T14">FN1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3.75cm" svg:y="24.9cm">
          <text:p text:style-name="P21"><text:span text:style-name="T14">FN1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3.75cm" svg:y="26.175cm">
          <text:p text:style-name="P21"><text:span text:style-name="T14">FN1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2.475cm" svg:y="23.925cm">
          <text:p text:style-name="P21"><text:span text:style-name="T14">FN1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2.475cm" svg:y="25.2cm">
          <text:p text:style-name="P21"><text:span text:style-name="T14">FN1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2.475cm" svg:y="26.475cm">
          <text:p text:style-name="P21"><text:span text:style-name="T14">FN1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24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1.2cm" svg:y="26.025cm">
          <text:p text:style-name="P17"><text:span text:style-name="T13">FN2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27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16.8cm" svg:y="24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16.8cm" svg:y="26.025cm">
          <text:p text:style-name="P29"><text:span text:style-name="T14">FN1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0" draw:layer="layout" svg:width="1.2cm" svg:height="1.2cm" svg:x="15.525cm" svg:y="23.925cm">
          <text:p text:style-name="P39"><text:span text:style-name="T20">FN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0" draw:layer="layout" svg:width="1.2cm" svg:height="1.2cm" svg:x="15.525cm" svg:y="25.2cm">
          <text:p text:style-name="P39"><text:span text:style-name="T20">FN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0" draw:layer="layout" svg:width="1.2cm" svg:height="1.2cm" svg:x="15.525cm" svg:y="26.475cm">
          <text:p text:style-name="P39"><text:span text:style-name="T20">FN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0" draw:layer="layout" svg:width="1.2cm" svg:height="1.2cm" svg:x="14.25cm" svg:y="23.625cm">
          <text:p text:style-name="P39"><text:span text:style-name="T20">FN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0" draw:layer="layout" svg:width="1.2cm" svg:height="1.2cm" svg:x="14.25cm" svg:y="24.9cm">
          <text:p text:style-name="P39"><text:span text:style-name="T20">FN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0" draw:layer="layout" svg:width="1.2cm" svg:height="1.2cm" svg:x="14.25cm" svg:y="26.175cm">
          <text:p text:style-name="P39"><text:span text:style-name="T20">FN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0" draw:layer="layout" svg:width="1.2cm" svg:height="1.2cm" svg:x="12.975cm" svg:y="24cm">
          <text:p text:style-name="P39"><text:span text:style-name="T20">FN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0" draw:layer="layout" svg:width="1.2cm" svg:height="1.2cm" svg:x="12.975cm" svg:y="25.275cm">
          <text:p text:style-name="P39"><text:span text:style-name="T20">FN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0" draw:layer="layout" svg:width="1.2cm" svg:height="1.2cm" svg:x="12.975cm" svg:y="26.55cm">
          <text:p text:style-name="P39"><text:span text:style-name="T20">FN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24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25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16.8cm" svg:y="27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325cm" svg:y="28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28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875cm" svg:y="27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125cm" svg:y="27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3" draw:layer="layout" svg:width="1.2cm" svg:height="1.2cm" svg:x="11.4cm" svg:y="28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3" draw:layer="layout" svg:width="1.2cm" svg:height="1.2cm" svg:x="12.675cm" svg:y="28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25" draw:layer="layout" svg:width="3.3cm" svg:height="0.6cm" svg:x="0.6cm" svg:y="22.5cm">
          <text:p text:style-name="P24"><text:span text:style-name="T12">F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39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40.725cm">
          <text:p text:style-name="P1"><text:span text:style-name="T1">«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39cm">
          <text:p text:style-name="P1"><text:span text:style-name="T1">Ô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22" draw:layer="layout" svg:width="1.2cm" svg:height="1.2cm" svg:x="5.025cm" svg:y="40.275cm">
          <text:p text:style-name="P21"><text:span text:style-name="T1">Ò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22" draw:layer="layout" svg:width="1.2cm" svg:height="1.2cm" svg:x="5.025cm" svg:y="41.55cm">
          <text:p text:style-name="P21"><text:span text:style-name="T1">Ö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38.625cm">
          <text:p text:style-name="P1"><text:span text:style-name="T1">Ê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5" draw:text-style-name="P22" draw:layer="layout" svg:width="1.2cm" svg:height="1.2cm" svg:x="3.75cm" svg:y="39.9cm">
          <text:p text:style-name="P21"><text:span text:style-name="T1">È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41.175cm">
          <text:p text:style-name="P1"><text:span text:style-name="T1">Ë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38.925cm">
          <text:p text:style-name="P1"><text:span text:style-name="T1">Ç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6" draw:text-style-name="P22" draw:layer="layout" svg:width="1.2cm" svg:height="1.2cm" svg:x="2.475cm" svg:y="40.2cm">
          <text:p text:style-name="P21"><text:span text:style-name="T1">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41.475cm">
          <text:p text:style-name="P1"><text:span text:style-name="T1">Æ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39.75cm">
          <text:p text:style-name="P1"><text:span text:style-name="T1">Â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41.025cm">
          <text:p text:style-name="P1"><text:span text:style-name="T1">À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42.3cm">
          <text:p text:style-name="P1"><text:span text:style-name="T1">Ä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39.75cm">
          <text:p text:style-name="P1"><text:span text:style-name="T1">Û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41.025cm">
          <text:p text:style-name="P1"><text:span text:style-name="T1">Ù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38.925cm">
          <text:p text:style-name="P1"><text:span text:style-name="T1">Î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40.2cm">
          <text:p text:style-name="P1"><text:span text:style-name="T1">Ì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1" draw:layer="layout" svg:width="1.2cm" svg:height="1.2cm" svg:x="15.525cm" svg:y="41.475cm">
          <text:p text:style-name="P7"><text:span text:style-name="T3">Ï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38.625cm">
          <text:p text:style-name="P1"><text:span text:style-name="T1">Ŷ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39.9cm">
          <text:p text:style-name="P1"><text:span text:style-name="T1">Ỳ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41.175cm">
          <text:p text:style-name="P1"><text:span text:style-name="T1">Ÿ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3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40.275cm">
          <text:p text:style-name="P1"><text:span text:style-name="T1">É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41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39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40.725cm">
          <text:p text:style-name="P1"><text:span text:style-name="T1">»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42.3cm">
          <text:p text:style-name="P1"><text:span text:style-name="T1">Ü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325cm" svg:y="43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43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875cm" svg:y="42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125cm" svg:y="42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4cm" svg:y="43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675cm" svg:y="43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25" draw:layer="layout" svg:width="3.3cm" svg:height="0.6cm" svg:x="0.6cm" svg:y="37.5cm">
          <text:p text:style-name="P24"><text:span text:style-name="T12">FR</text:span></text:p>
          <draw:enhanced-geometry svg:viewBox="0 0 21600 21600" draw:mirror-horizont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JetBrainsMono NF ExtraBold" svg:font-family="'JetBrainsMono NF ExtraBold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.05cm" fo:page-height="44.9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5-04-18T11:48:39.514022962</dc:date>
    <meta:editing-duration>P3DT17H3M13S</meta:editing-duration>
    <meta:editing-cycles>275</meta:editing-cycles>
    <meta:generator>LibreOffice/24.2.7.2$Linux_X86_64 LibreOffice_project/420$Build-2</meta:generator>
    <meta:print-date>2024-10-22T17:03:13.015328525</meta:print-date>
    <meta:document-statistic meta:object-count="210"/>
  </office:meta>
</office:document-meta>
</file>